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4"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6" style:family="paragraph" style:parent-style-name="Table_20_Contents">
      <style:text-properties style:font-name="Ubuntu"/>
    </style:style>
    <style:style style:name="P17"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1" style:family="paragraph" style:parent-style-name="Table_20_Contents">
      <style:paragraph-properties fo:line-height="100%"/>
      <style:text-properties style:font-name="Ubuntu" fo:font-size="8pt" style:font-size-asian="8pt" style:font-size-complex="8pt"/>
    </style:style>
    <style:style style:name="P22"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3" style:family="paragraph" style:parent-style-name="Table_20_Contents">
      <style:paragraph-properties fo:text-align="center"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style:font-size-asian="8pt" style:font-size-complex="8pt"/>
    </style:style>
    <style:style style:name="P25"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7"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8"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9" style:family="paragraph" style:parent-style-name="Table_20_Contents">
      <style:paragraph-properties fo:text-align="center" style:justify-single-word="false"/>
      <style:text-properties style:font-name="Ubuntu" fo:font-weight="bold" style:font-weight-asian="bold" style:font-weight-complex="bold"/>
    </style:style>
    <style:style style:name="P30"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1" style:family="paragraph" style:parent-style-name="Table_20_Contents">
      <style:paragraph-properties fo:text-align="center" style:justify-single-word="false"/>
      <style:text-properties style:font-name="Ubuntu" fo:font-size="7pt" style:font-size-asian="7pt" style:font-size-complex="7pt"/>
    </style:style>
    <style:style style:name="P32"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4" style:family="paragraph" style:parent-style-name="Table_20_Contents">
      <style:paragraph-properties fo:line-height="100%"/>
      <style:text-properties style:font-name="Ubuntu" fo:font-size="10pt" style:font-size-asian="10pt" style:font-size-complex="10pt"/>
    </style:style>
    <style:style style:name="P35" style:family="paragraph" style:parent-style-name="Table_20_Contents">
      <style:paragraph-properties fo:line-height="100%"/>
      <style:text-properties style:font-name="Ubuntu"/>
    </style:style>
    <style:style style:name="P36"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7" style:family="paragraph">
      <style:paragraph-properties fo:text-align="start"/>
      <style:text-properties style:text-line-through-style="none" style:text-line-through-type="none" style:font-name="Verdana" fo:font-style="normal" style:text-underline-style="none"/>
    </style:style>
    <style:style style:name="P38"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solid" style:text-underline-width="auto" style:text-underline-color="font-color" officeooo:rsid="00170f9e"/>
    </style:style>
    <style:style style:name="T15" style:family="text">
      <style:text-properties style:text-underline-style="solid" style:text-underline-width="auto" style:text-underline-color="font-color" officeooo:rsid="0019f3c7"/>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style:text-underline-style="none" officeooo:rsid="00046a35"/>
    </style:style>
    <style:style style:name="T20" style:family="text">
      <style:text-properties style:text-underline-style="none" officeooo:rsid="000d2cb8"/>
    </style:style>
    <style:style style:name="T21" style:family="text">
      <style:text-properties style:text-underline-style="none" officeooo:rsid="00170f9e"/>
    </style:style>
    <style:style style:name="T22" style:family="text">
      <style:text-properties style:text-underline-style="none" officeooo:rsid="0019f3c7"/>
    </style:style>
    <style:style style:name="T23" style:family="text">
      <style:text-properties fo:font-size="10pt" fo:font-style="italic" fo:font-weight="bold" style:font-size-asian="10pt" style:font-style-asian="italic" style:font-weight-asian="bold" style:font-size-complex="10pt" style:font-style-complex="italic" style:font-weight-complex="bold"/>
    </style:style>
    <style:style style:name="T24" style:family="text">
      <style:text-properties fo:font-size="12pt" style:font-size-asian="12pt" style:font-size-complex="12pt"/>
    </style:style>
    <style:style style:name="T25" style:family="text">
      <style:text-properties fo:font-size="8pt" style:font-size-asian="8pt" style:font-size-complex="8pt"/>
    </style:style>
    <style:style style:name="T26" style:family="text">
      <style:text-properties fo:font-size="6pt" style:font-size-asian="6pt" style:font-size-complex="6pt"/>
    </style:style>
    <style:style style:name="T27" style:family="text">
      <style:text-properties fo:font-size="9pt" fo:font-weight="bold" style:font-size-asian="9pt" style:font-weight-asian="bold" style:font-size-complex="9pt" style:font-weight-complex="bold"/>
    </style:style>
    <style:style style:name="T28" style:family="text">
      <style:text-properties officeooo:rsid="00046a35"/>
    </style:style>
    <style:style style:name="T29" style:family="text">
      <style:text-properties officeooo:rsid="00099a01"/>
    </style:style>
    <style:style style:name="T30" style:family="text">
      <style:text-properties officeooo:rsid="000b9386"/>
    </style:style>
    <style:style style:name="T31" style:family="text">
      <style:text-properties officeooo:rsid="000c4623"/>
    </style:style>
    <style:style style:name="T32" style:family="text">
      <style:text-properties officeooo:rsid="000d2cb8"/>
    </style:style>
    <style:style style:name="T33" style:family="text">
      <style:text-properties officeooo:rsid="000fb877"/>
    </style:style>
    <style:style style:name="T34" style:family="text">
      <style:text-properties officeooo:rsid="0010e670"/>
    </style:style>
    <style:style style:name="T35" style:family="text">
      <style:text-properties officeooo:rsid="00125b83"/>
    </style:style>
    <style:style style:name="T36" style:family="text">
      <style:text-properties officeooo:rsid="001458c9"/>
    </style:style>
    <style:style style:name="T37" style:family="text">
      <style:text-properties officeooo:rsid="0016002a"/>
    </style:style>
    <style:style style:name="T38" style:family="text">
      <style:text-properties officeooo:rsid="00170f9e"/>
    </style:style>
    <style:style style:name="T39" style:family="text">
      <style:text-properties officeooo:rsid="00196b54"/>
    </style:style>
    <style:style style:name="T40" style:family="text">
      <style:text-properties officeooo:rsid="0019a392"/>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017 ABD CYCLE CLUB INDOOR/OUTDOOR TIME TRIAL SERIES</text:p>
      <text:p text:style-name="P2"><text:span text:style-name="T23">For race information or to register online, go to </text:span><text:a xlink:type="simple" xlink:href="http://www.abdcycling.com/" text:style-name="Internet_20_link" text:visited-style-name="Visited_20_Internet_20_Link"><text:span text:style-name="T23">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0"><text:span text:style-name="T24">N</text:span><text:span text:style-name="T25">AME (last name 1</text:span><text:span text:style-name="T7">st</text:span><text:span text:style-name="T25">): </text:span></text:p>
          </table:table-cell>
          <table:table-cell table:style-name="Table1.B1" table:number-columns-spanned="7" office:value-type="string">
            <text:p text:style-name="P35"><draw:control text:anchor-type="as-char" draw:z-index="0" draw:style-name="gr1" draw:text-style-name="P37"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2"><text:span text:style-name="T24">A</text:span><text:span text:style-name="T25">DDRESS: </text:span></text:p>
          </table:table-cell>
          <table:table-cell table:style-name="Table1.B1" table:number-columns-spanned="5" office:value-type="string">
            <text:p text:style-name="P34"><draw:control text:anchor-type="as-char" draw:z-index="1" draw:style-name="gr2" draw:text-style-name="P37" svg:width="3.7189in" svg:height="0.1598in" draw:control="control2"/></text:p>
          </table:table-cell>
          <table:covered-table-cell/>
          <table:covered-table-cell/>
          <table:covered-table-cell/>
          <table:covered-table-cell/>
          <table:table-cell table:style-name="Table1.A1" office:value-type="string">
            <text:p text:style-name="P19"><text:span text:style-name="T24">A</text:span>PT. #: </text:p>
          </table:table-cell>
          <table:table-cell table:style-name="Table1.B1" office:value-type="string">
            <text:p text:style-name="P34"><draw:control text:anchor-type="as-char" draw:z-index="2" draw:style-name="gr2" draw:text-style-name="P37" svg:width="1.4795in" svg:height="0.1598in" draw:control="control3"/></text:p>
          </table:table-cell>
        </table:table-row>
        <table:table-row>
          <table:table-cell table:style-name="Table1.A1" office:value-type="string">
            <text:p text:style-name="P19"><text:span text:style-name="T24">C</text:span>ITY: </text:p>
          </table:table-cell>
          <table:table-cell table:style-name="Table1.B1" table:number-columns-spanned="3" office:value-type="string">
            <text:p text:style-name="P34"><draw:control text:anchor-type="as-char" draw:z-index="3" draw:style-name="gr2" draw:text-style-name="P37" svg:width="2.1461in" svg:height="0.1598in" draw:control="control4"/></text:p>
          </table:table-cell>
          <table:covered-table-cell/>
          <table:covered-table-cell/>
          <table:table-cell table:style-name="Table1.A1" office:value-type="string">
            <text:p text:style-name="P19"><text:span text:style-name="T24">S</text:span>TATE: </text:p>
          </table:table-cell>
          <table:table-cell table:style-name="Table1.B1" office:value-type="string">
            <text:p text:style-name="P34"><draw:control text:anchor-type="as-char" draw:z-index="4" draw:style-name="gr2" draw:text-style-name="P37" svg:width="1.0004in" svg:height="0.1598in" draw:control="control5"/></text:p>
          </table:table-cell>
          <table:table-cell table:style-name="Table1.A1" office:value-type="string">
            <text:p text:style-name="P19"><text:span text:style-name="T24">Z</text:span>IP: </text:p>
          </table:table-cell>
          <table:table-cell table:style-name="Table1.B1" office:value-type="string">
            <text:p text:style-name="P34"><draw:control text:anchor-type="as-char" draw:z-index="5" draw:style-name="gr2" draw:text-style-name="P37" svg:width="1.4803in" svg:height="0.1598in" draw:control="control6"/></text:p>
          </table:table-cell>
        </table:table-row>
        <table:table-row>
          <table:table-cell table:style-name="Table1.A1" office:value-type="string">
            <text:p text:style-name="P19"><text:span text:style-name="T24">P</text:span>HONE: </text:p>
          </table:table-cell>
          <table:table-cell table:style-name="Table1.B1" table:number-columns-spanned="3" office:value-type="string">
            <text:p text:style-name="P34"><draw:control text:anchor-type="as-char" draw:z-index="6" draw:style-name="gr2" draw:text-style-name="P37" svg:width="2.1504in" svg:height="0.1598in" draw:control="control7"/></text:p>
          </table:table-cell>
          <table:covered-table-cell/>
          <table:covered-table-cell/>
          <table:table-cell table:style-name="Table1.A1" office:value-type="string">
            <text:p text:style-name="P19"><text:span text:style-name="T24">E</text:span>MAIL: </text:p>
          </table:table-cell>
          <table:table-cell table:style-name="Table1.B1" table:number-columns-spanned="3" office:value-type="string">
            <text:p text:style-name="P34"><draw:control text:anchor-type="as-char" draw:z-index="7" draw:style-name="gr2" draw:text-style-name="P37" svg:width="3.2087in" svg:height="0.1598in" draw:control="control8"/></text:p>
          </table:table-cell>
          <table:covered-table-cell/>
          <table:covered-table-cell/>
        </table:table-row>
        <table:table-row>
          <table:table-cell table:style-name="Table1.A1" office:value-type="string">
            <text:p text:style-name="P19"><text:span text:style-name="T24">C</text:span>LUB (if applicable): </text:p>
          </table:table-cell>
          <table:table-cell table:style-name="Table1.B1" table:number-columns-spanned="4" office:value-type="string">
            <text:p text:style-name="P35"><draw:control text:anchor-type="as-char" draw:z-index="8" draw:style-name="gr2" draw:text-style-name="P37" svg:width="2.6567in" svg:height="0.1598in" draw:control="control9"/></text:p>
          </table:table-cell>
          <table:covered-table-cell/>
          <table:covered-table-cell/>
          <table:covered-table-cell/>
          <table:table-cell table:style-name="Table1.F5" table:number-columns-spanned="3" office:value-type="string">
            <text:p text:style-name="P17"><text:s/><text:span text:style-name="T10">(Leave blank if unapplicable)</text:span></text:p>
          </table:table-cell>
          <table:covered-table-cell/>
          <table:covered-table-cell/>
        </table:table-row>
        <table:table-row>
          <table:table-cell table:style-name="Table1.A1" office:value-type="string">
            <text:p text:style-name="P19"><text:span text:style-name="T24">D</text:span>ATE<text:span text:style-name="T24"> </text:span>OF<text:span text:style-name="T24"> B</text:span>IRTH: </text:p>
          </table:table-cell>
          <table:table-cell table:style-name="Table1.B1" office:value-type="string">
            <text:p text:style-name="P35"><draw:control text:anchor-type="as-char" draw:z-index="9" draw:style-name="gr2" draw:text-style-name="P37" svg:width="0.7996in" svg:height="0.1598in" draw:control="control10"/></text:p>
          </table:table-cell>
          <table:table-cell table:style-name="Table1.A1" office:value-type="string">
            <text:p text:style-name="P32"><text:span text:style-name="T24">ABR L</text:span><text:span text:style-name="T25">ISC #:</text:span> </text:p>
          </table:table-cell>
          <table:table-cell table:style-name="Table1.B1" table:number-columns-spanned="2" office:value-type="string">
            <text:p text:style-name="P30"><draw:control text:anchor-type="as-char" draw:z-index="10" draw:style-name="gr2" draw:text-style-name="P37" svg:width="0.8961in" svg:height="0.1598in" draw:control="control11"/></text:p>
          </table:table-cell>
          <table:covered-table-cell/>
          <table:table-cell table:style-name="Table1.F5" table:number-columns-spanned="3" office:value-type="string">
            <text:p text:style-name="P17"><text:s/><text:span text:style-name="T10">(Leave blank if purchasing at event)</text:span></text:p>
          </table:table-cell>
          <table:covered-table-cell/>
          <table:covered-table-cell/>
        </table:table-row>
        <table:table-row>
          <table:table-cell table:style-name="Table1.F5" office:value-type="string">
            <text:p text:style-name="P35"/>
          </table:table-cell>
          <table:table-cell table:style-name="Table1.B7" table:number-columns-spanned="7" office:value-type="string">
            <text:p text:style-name="P36">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3">AGE BASED CATEGORIES</text:p>
            </table:table-cell>
            <table:covered-table-cell/>
          </table:table-row>
          <table:table-row>
            <table:table-cell table:style-name="Table2.A2" office:value-type="float" office:value="0">
              <text:p text:style-name="P18">MEN</text:p>
            </table:table-cell>
            <table:table-cell table:style-name="Table2.B2" office:value-type="float" office:value="0">
              <text:p text:style-name="P18">WOMEN</text:p>
            </table:table-cell>
          </table:table-row>
          <table:table-row>
            <table:table-cell table:style-name="Table2.A3" office:value-type="float" office:value="0">
              <text:p text:style-name="P28"><draw:control text:anchor-type="as-char" draw:z-index="47" draw:style-name="gr3" draw:text-style-name="P38" svg:width="0.1205in" svg:height="0.1205in" draw:control="control48"/> <text:s/>Under 15</text:p>
            </table:table-cell>
            <table:table-cell table:style-name="Table2.B3" office:value-type="float" office:value="0">
              <text:p text:style-name="P28"><draw:control text:anchor-type="as-char" draw:z-index="62" draw:style-name="gr3" draw:text-style-name="P38" svg:width="0.1205in" svg:height="0.1205in" draw:control="control63"/> <text:s/>Under 15</text:p>
            </table:table-cell>
          </table:table-row>
          <table:table-row>
            <table:table-cell table:style-name="Table2.A4" office:value-type="float" office:value="0">
              <text:p text:style-name="P28"><draw:control text:anchor-type="as-char" draw:z-index="48" draw:style-name="gr3" draw:text-style-name="P38" svg:width="0.1205in" svg:height="0.1205in" draw:control="control49"/> <text:s/>15-19</text:p>
            </table:table-cell>
            <table:table-cell table:style-name="Table2.B4" office:value-type="float" office:value="0">
              <text:p text:style-name="P28"><draw:control text:anchor-type="as-char" draw:z-index="63" draw:style-name="gr3" draw:text-style-name="P38" svg:width="0.1205in" svg:height="0.1205in" draw:control="control64"/> <text:s/>15-19</text:p>
            </table:table-cell>
          </table:table-row>
          <table:table-row>
            <table:table-cell table:style-name="Table2.A5" office:value-type="float" office:value="0">
              <text:p text:style-name="P28"><draw:control text:anchor-type="as-char" draw:z-index="49" draw:style-name="gr3" draw:text-style-name="P38" svg:width="0.1205in" svg:height="0.1205in" draw:control="control50"/> <text:s/>20-24</text:p>
            </table:table-cell>
            <table:table-cell table:style-name="Table2.B5" office:value-type="float" office:value="0">
              <text:p text:style-name="P28"><draw:control text:anchor-type="as-char" draw:z-index="64" draw:style-name="gr3" draw:text-style-name="P38" svg:width="0.1205in" svg:height="0.1205in" draw:control="control65"/> <text:s/>20-24</text:p>
            </table:table-cell>
          </table:table-row>
          <table:table-row>
            <table:table-cell table:style-name="Table2.A6" office:value-type="float" office:value="0">
              <text:p text:style-name="P28"><draw:control text:anchor-type="as-char" draw:z-index="50" draw:style-name="gr3" draw:text-style-name="P38" svg:width="0.1205in" svg:height="0.1205in" draw:control="control51"/> <text:s/>25-29</text:p>
            </table:table-cell>
            <table:table-cell table:style-name="Table2.B6" office:value-type="float" office:value="0">
              <text:p text:style-name="P28"><draw:control text:anchor-type="as-char" draw:z-index="65" draw:style-name="gr3" draw:text-style-name="P38" svg:width="0.1205in" svg:height="0.1205in" draw:control="control66"/> <text:s/>25-29</text:p>
            </table:table-cell>
          </table:table-row>
          <table:table-row>
            <table:table-cell table:style-name="Table2.A7" office:value-type="float" office:value="0">
              <text:p text:style-name="P28"><draw:control text:anchor-type="as-char" draw:z-index="51" draw:style-name="gr3" draw:text-style-name="P38" svg:width="0.1205in" svg:height="0.1205in" draw:control="control52"/> <text:s/>30-34</text:p>
            </table:table-cell>
            <table:table-cell table:style-name="Table2.B7" office:value-type="float" office:value="0">
              <text:p text:style-name="P28"><draw:control text:anchor-type="as-char" draw:z-index="66" draw:style-name="gr3" draw:text-style-name="P38" svg:width="0.1205in" svg:height="0.1205in" draw:control="control67"/> <text:s/>30-34</text:p>
            </table:table-cell>
          </table:table-row>
          <table:table-row>
            <table:table-cell table:style-name="Table2.A8" office:value-type="float" office:value="0">
              <text:p text:style-name="P28"><draw:control text:anchor-type="as-char" draw:z-index="52" draw:style-name="gr3" draw:text-style-name="P38" svg:width="0.1205in" svg:height="0.1205in" draw:control="control53"/> <text:s/>35-39</text:p>
            </table:table-cell>
            <table:table-cell table:style-name="Table2.B8" office:value-type="float" office:value="0">
              <text:p text:style-name="P28"><draw:control text:anchor-type="as-char" draw:z-index="67" draw:style-name="gr3" draw:text-style-name="P38" svg:width="0.1205in" svg:height="0.1205in" draw:control="control68"/> <text:s/>35-39</text:p>
            </table:table-cell>
          </table:table-row>
          <table:table-row>
            <table:table-cell table:style-name="Table2.A9" office:value-type="float" office:value="0">
              <text:p text:style-name="P28"><draw:control text:anchor-type="as-char" draw:z-index="53" draw:style-name="gr3" draw:text-style-name="P38" svg:width="0.1205in" svg:height="0.1205in" draw:control="control54"/> <text:s/>40-44</text:p>
            </table:table-cell>
            <table:table-cell table:style-name="Table2.B9" office:value-type="float" office:value="0">
              <text:p text:style-name="P28"><draw:control text:anchor-type="as-char" draw:z-index="68" draw:style-name="gr3" draw:text-style-name="P38" svg:width="0.1205in" svg:height="0.1205in" draw:control="control69"/> <text:s/>40-44</text:p>
            </table:table-cell>
          </table:table-row>
          <table:table-row>
            <table:table-cell table:style-name="Table2.A10" office:value-type="float" office:value="0">
              <text:p text:style-name="P28"><draw:control text:anchor-type="as-char" draw:z-index="54" draw:style-name="gr3" draw:text-style-name="P38" svg:width="0.1205in" svg:height="0.1205in" draw:control="control55"/> <text:s/>45-49</text:p>
            </table:table-cell>
            <table:table-cell table:style-name="Table2.B10" office:value-type="float" office:value="0">
              <text:p text:style-name="P28"><draw:control text:anchor-type="as-char" draw:z-index="69" draw:style-name="gr3" draw:text-style-name="P38" svg:width="0.1205in" svg:height="0.1205in" draw:control="control70"/> <text:s/>45-49</text:p>
            </table:table-cell>
          </table:table-row>
          <table:table-row>
            <table:table-cell table:style-name="Table2.A11" office:value-type="float" office:value="0">
              <text:p text:style-name="P28"><draw:control text:anchor-type="as-char" draw:z-index="55" draw:style-name="gr3" draw:text-style-name="P38" svg:width="0.1205in" svg:height="0.1205in" draw:control="control56"/> <text:s/>50-54</text:p>
            </table:table-cell>
            <table:table-cell table:style-name="Table2.B11" office:value-type="float" office:value="0">
              <text:p text:style-name="P28"><draw:control text:anchor-type="as-char" draw:z-index="70" draw:style-name="gr3" draw:text-style-name="P38" svg:width="0.1205in" svg:height="0.1205in" draw:control="control71"/> <text:s/>50-54</text:p>
            </table:table-cell>
          </table:table-row>
          <table:table-row>
            <table:table-cell table:style-name="Table2.A12" office:value-type="float" office:value="0">
              <text:p text:style-name="P28"><draw:control text:anchor-type="as-char" draw:z-index="56" draw:style-name="gr3" draw:text-style-name="P38" svg:width="0.1205in" svg:height="0.1205in" draw:control="control57"/> <text:s/>55-59</text:p>
            </table:table-cell>
            <table:table-cell table:style-name="Table2.B12" office:value-type="float" office:value="0">
              <text:p text:style-name="P28"><draw:control text:anchor-type="as-char" draw:z-index="71" draw:style-name="gr3" draw:text-style-name="P38" svg:width="0.1205in" svg:height="0.1205in" draw:control="control72"/> <text:s/>55-59</text:p>
            </table:table-cell>
          </table:table-row>
          <table:table-row>
            <table:table-cell table:style-name="Table2.A13" office:value-type="float" office:value="0">
              <text:p text:style-name="P28"><draw:control text:anchor-type="as-char" draw:z-index="57" draw:style-name="gr3" draw:text-style-name="P38" svg:width="0.1205in" svg:height="0.1205in" draw:control="control58"/> <text:s/>60-64</text:p>
            </table:table-cell>
            <table:table-cell table:style-name="Table2.B13" office:value-type="float" office:value="0">
              <text:p text:style-name="P28"><draw:control text:anchor-type="as-char" draw:z-index="72" draw:style-name="gr3" draw:text-style-name="P38" svg:width="0.1205in" svg:height="0.1205in" draw:control="control73"/> <text:s/>60-64</text:p>
            </table:table-cell>
          </table:table-row>
          <table:table-row>
            <table:table-cell table:style-name="Table2.A14" office:value-type="float" office:value="0">
              <text:p text:style-name="P28"><draw:control text:anchor-type="as-char" draw:z-index="58" draw:style-name="gr3" draw:text-style-name="P38" svg:width="0.1205in" svg:height="0.1205in" draw:control="control59"/> <text:s/>65-69</text:p>
            </table:table-cell>
            <table:table-cell table:style-name="Table2.B14" office:value-type="float" office:value="0">
              <text:p text:style-name="P28"><draw:control text:anchor-type="as-char" draw:z-index="73" draw:style-name="gr3" draw:text-style-name="P38" svg:width="0.1205in" svg:height="0.1205in" draw:control="control74"/> <text:s/>65-69</text:p>
            </table:table-cell>
          </table:table-row>
          <table:table-row>
            <table:table-cell table:style-name="Table2.A15" office:value-type="float" office:value="0">
              <text:p text:style-name="P28"><draw:control text:anchor-type="as-char" draw:z-index="59" draw:style-name="gr3" draw:text-style-name="P38" svg:width="0.1205in" svg:height="0.1205in" draw:control="control60"/> <text:s/>70-74</text:p>
            </table:table-cell>
            <table:table-cell table:style-name="Table2.B15" office:value-type="float" office:value="0">
              <text:p text:style-name="P28"><draw:control text:anchor-type="as-char" draw:z-index="74" draw:style-name="gr3" draw:text-style-name="P38" svg:width="0.1205in" svg:height="0.1205in" draw:control="control75"/> <text:s/>70-74</text:p>
            </table:table-cell>
          </table:table-row>
          <table:table-row>
            <table:table-cell table:style-name="Table2.A16" office:value-type="float" office:value="0">
              <text:p text:style-name="P28"><draw:control text:anchor-type="as-char" draw:z-index="60" draw:style-name="gr3" draw:text-style-name="P38" svg:width="0.1205in" svg:height="0.1205in" draw:control="control61"/> <text:s/>75-79</text:p>
            </table:table-cell>
            <table:table-cell table:style-name="Table2.B16" office:value-type="float" office:value="0">
              <text:p text:style-name="P28"><draw:control text:anchor-type="as-char" draw:z-index="75" draw:style-name="gr3" draw:text-style-name="P38" svg:width="0.1205in" svg:height="0.1205in" draw:control="control76"/> <text:s/>75-79</text:p>
            </table:table-cell>
          </table:table-row>
          <table:table-row>
            <table:table-cell table:style-name="Table2.A17" office:value-type="float" office:value="0">
              <text:p text:style-name="P28"><draw:control text:anchor-type="as-char" draw:z-index="61" draw:style-name="gr3" draw:text-style-name="P38" svg:width="0.1205in" svg:height="0.1205in" draw:control="control62"/> <text:s/>80-<text:span text:style-name="T37">84</text:span></text:p>
            </table:table-cell>
            <table:table-cell table:style-name="Table2.B17" office:value-type="float" office:value="0">
              <text:p text:style-name="P28"><draw:control text:anchor-type="as-char" draw:z-index="76" draw:style-name="gr3" draw:text-style-name="P38" svg:width="0.1205in" svg:height="0.1205in" draw:control="control77"/> <text:s/>80-<text:span text:style-name="T37">84</text:span></text:p>
            </table:table-cell>
          </table:table-row>
          <table:table-row>
            <table:table-cell table:style-name="Table2.A18" office:value-type="float" office:value="0">
              <text:p text:style-name="P28"><draw:control text:anchor-type="as-char" draw:z-index="84" draw:style-name="gr3" draw:text-style-name="P38" svg:width="0.1205in" svg:height="0.1205in" draw:control="control85"/> <text:s/>8<text:span text:style-name="T37">5-89</text:span></text:p>
            </table:table-cell>
            <table:table-cell table:style-name="Table2.B18" office:value-type="float" office:value="0">
              <text:p text:style-name="P28"><draw:control text:anchor-type="as-char" draw:z-index="85" draw:style-name="gr3" draw:text-style-name="P38" svg:width="0.1205in" svg:height="0.1205in" draw:control="control86"/> <text:s/>8<text:span text:style-name="T37">5-89</text:span></text:p>
            </table:table-cell>
          </table:table-row>
          <table:table-row>
            <table:table-cell table:style-name="Table2.A19" office:value-type="float" office:value="0">
              <text:p text:style-name="P28"><draw:control text:anchor-type="as-char" draw:z-index="86" draw:style-name="gr3" draw:text-style-name="P38" svg:width="0.1205in" svg:height="0.1205in" draw:control="control87"/> <text:s/><text:span text:style-name="T37">90+</text:span></text:p>
            </table:table-cell>
            <table:table-cell table:style-name="Table2.B19" office:value-type="float" office:value="0">
              <text:p text:style-name="P28"><draw:control text:anchor-type="as-char" draw:z-index="87" draw:style-name="gr3" draw:text-style-name="P38" svg:width="0.1205in" svg:height="0.1205in" draw:control="control88"/> <text:s/><text:span text:style-name="T37">90+</text:span></text:p>
            </table:table-cell>
          </table:table-row>
          <table:table-row table:style-name="Table2.20">
            <table:table-cell table:style-name="Table2.A20" table:number-columns-spanned="2" office:value-type="float" office:value="0">
              <text:p text:style-name="P33">*ABILITY BASED CATEGORIES</text:p>
            </table:table-cell>
            <table:covered-table-cell/>
          </table:table-row>
          <table:table-row table:style-name="Table2.20">
            <table:table-cell table:style-name="Table2.A21" office:value-type="float" office:value="0">
              <text:p text:style-name="P18">MEN OPEN</text:p>
            </table:table-cell>
            <table:table-cell table:style-name="Table2.A21" office:value-type="float" office:value="0">
              <text:p text:style-name="P18">WOMEN OPEN</text:p>
            </table:table-cell>
          </table:table-row>
          <table:table-row>
            <table:table-cell table:style-name="Table2.A22" office:value-type="float" office:value="0">
              <text:p text:style-name="P28"><draw:control text:anchor-type="as-char" draw:z-index="77" draw:style-name="gr3" draw:text-style-name="P38" svg:width="0.1205in" svg:height="0.1205in" draw:control="control78"/> <text:s/>1/2</text:p>
            </table:table-cell>
            <table:table-cell table:style-name="Table2.B22" office:value-type="float" office:value="0">
              <text:p text:style-name="P28"><draw:control text:anchor-type="as-char" draw:z-index="80" draw:style-name="gr3" draw:text-style-name="P38" svg:width="0.1205in" svg:height="0.1205in" draw:control="control81"/> <text:s/>1/2</text:p>
            </table:table-cell>
          </table:table-row>
          <table:table-row>
            <table:table-cell table:style-name="Table2.A23" office:value-type="float" office:value="0">
              <text:p text:style-name="P28"><text:span text:style-name="T28"><draw:control text:anchor-type="as-char" draw:z-index="78" draw:style-name="gr3" draw:text-style-name="P38" svg:width="0.1205in" svg:height="0.1205in" draw:control="control79"/></text:span><text:span text:style-name="T28"> <text:s/>3</text:span></text:p>
            </table:table-cell>
            <table:table-cell table:style-name="Table2.B23" office:value-type="float" office:value="0">
              <text:p text:style-name="P28"><text:span text:style-name="T28"><draw:control text:anchor-type="as-char" draw:z-index="81" draw:style-name="gr3" draw:text-style-name="P38" svg:width="0.1205in" svg:height="0.1205in" draw:control="control82"/></text:span><text:span text:style-name="T28"> <text:s/>3</text:span></text:p>
            </table:table-cell>
          </table:table-row>
          <table:table-row>
            <table:table-cell table:style-name="Table2.A24" office:value-type="float" office:value="0">
              <text:p text:style-name="P28"><text:span text:style-name="T28"><draw:control text:anchor-type="as-char" draw:z-index="79" draw:style-name="gr3" draw:text-style-name="P38" svg:width="0.1205in" svg:height="0.1205in" draw:control="control80"/></text:span><text:span text:style-name="T28"> <text:s/>4</text:span></text:p>
            </table:table-cell>
            <table:table-cell table:style-name="Table2.B24" office:value-type="float" office:value="0">
              <text:p text:style-name="P28"><text:span text:style-name="T28"><draw:control text:anchor-type="as-char" draw:z-index="82" draw:style-name="gr3" draw:text-style-name="P38" svg:width="0.1205in" svg:height="0.1205in" draw:control="control83"/></text:span><text:span text:style-name="T28"> <text:s/>4</text:span></text:p>
            </table:table-cell>
          </table:table-row>
          <table:table-row>
            <table:table-cell table:style-name="Table2.B2" table:number-columns-spanned="2" office:value-type="float" office:value="0">
              <text:p text:style-name="P20">THE FINE PRINT</text:p>
            </table:table-cell>
            <table:covered-table-cell/>
          </table:table-row>
          <table:table-row>
            <table:table-cell table:style-name="Table2.A26" table:number-columns-spanned="2" office:value-type="float" office:value="0">
              <text:p text:style-name="P31"><text:span text:style-name="T27">*</text:span><text:span text:style-name="T3"> </text:span><text:span text:style-name="T18">RECUMBENTS</text:span><text:span text:style-name="T17">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20"><text:span text:style-name="T24">E</text:span>NTER <text:span text:style-name="T24">C</text:span>ATEGORY <text:span text:style-name="T24">H</text:span>ERE</text:p>
            </table:table-cell>
            <table:covered-table-cell/>
            <table:covered-table-cell/>
            <table:covered-table-cell/>
            <table:covered-table-cell/>
            <table:covered-table-cell/>
          </table:table-row>
          <table:table-row>
            <table:table-cell table:style-name="Table4.A2" table:number-columns-spanned="2" office:value-type="string">
              <text:p text:style-name="P20">1<text:span text:style-name="T4">st</text:span> Race</text:p>
              <text:p text:style-name="P20">“PRIMARY CAT”</text:p>
            </table:table-cell>
            <table:covered-table-cell/>
            <table:table-cell table:style-name="Table4.C2" table:number-columns-spanned="4" office:value-type="string">
              <text:p text:style-name="P20">2<text:span text:style-name="T4">nd</text:span> Race</text:p>
              <text:p text:style-name="P20">“SECOND CAT”</text:p>
            </table:table-cell>
            <table:covered-table-cell/>
            <table:covered-table-cell/>
            <table:covered-table-cell/>
          </table:table-row>
          <table:table-row>
            <table:table-cell table:style-name="Table4.A18" table:number-columns-spanned="2" office:value-type="string">
              <text:p text:style-name="P23"><draw:control text:anchor-type="as-char" draw:z-index="11" draw:style-name="gr2" draw:text-style-name="P37" svg:width="1.8024in" svg:height="0.1598in" draw:control="control12"/></text:p>
            </table:table-cell>
            <table:covered-table-cell/>
            <table:table-cell table:style-name="Table4.C3" table:number-columns-spanned="4" office:value-type="string">
              <text:p text:style-name="P23"><draw:control text:anchor-type="as-char" draw:z-index="12" draw:style-name="gr2" draw:text-style-name="P37" svg:width="1.7921in" svg:height="0.1598in" draw:control="control13"/></text:p>
            </table:table-cell>
            <table:covered-table-cell/>
            <table:covered-table-cell/>
            <table:covered-table-cell/>
          </table:table-row>
          <table:table-row>
            <table:table-cell table:style-name="Table4.A18" table:number-columns-spanned="2" office:value-type="string">
              <text:p text:style-name="P23">RACE</text:p>
              <text:p text:style-name="P23">*Please Check Date(s)*</text:p>
            </table:table-cell>
            <table:covered-table-cell/>
            <table:table-cell table:style-name="Table4.C4" table:number-columns-spanned="2" office:value-type="string">
              <text:p text:style-name="P23">DATE</text:p>
              <text:p text:style-name="P23">(<text:span text:style-name="T28">2017</text:span>)</text:p>
            </table:table-cell>
            <table:covered-table-cell/>
            <table:table-cell table:style-name="Table4.E4" table:number-columns-spanned="2" office:value-type="string">
              <text:p text:style-name="P23">EVENT</text:p>
              <text:p text:style-name="P23">SITE</text:p>
            </table:table-cell>
            <table:covered-table-cell/>
          </table:table-row>
          <table:table-row>
            <table:table-cell table:style-name="Table4.A16" office:value-type="string">
              <text:p text:style-name="P12"><draw:control text:anchor-type="as-char" draw:z-index="15" draw:style-name="gr3" draw:text-style-name="P38" svg:width="0.1205in" svg:height="0.1205in" draw:control="control16"/></text:p>
            </table:table-cell>
            <table:table-cell table:style-name="Table4.B5" office:value-type="string">
              <text:p text:style-name="P24"><text:span text:style-name="T37">Indoor </text:span>TT #1 “<text:span text:style-name="T39">Flat</text:span> 10k”</text:p>
            </table:table-cell>
            <table:table-cell table:style-name="Table4.C5" table:number-columns-spanned="2" office:value-type="string">
              <text:p text:style-name="P23">Sun. 1/<text:span text:style-name="T40">8</text:span></text:p>
            </table:table-cell>
            <table:covered-table-cell/>
            <table:table-cell table:style-name="Table4.E5" table:number-columns-spanned="2" office:value-type="string">
              <text:p text:style-name="P23"><text:span text:style-name="T28">Winfield</text:span>, IL</text:p>
            </table:table-cell>
            <table:covered-table-cell/>
          </table:table-row>
          <table:table-row>
            <table:table-cell table:style-name="Table4.A16" office:value-type="string">
              <text:p text:style-name="P12"><draw:control text:anchor-type="as-char" draw:z-index="16" draw:style-name="gr3" draw:text-style-name="P38" svg:width="0.1205in" svg:height="0.1205in" draw:control="control17"/></text:p>
            </table:table-cell>
            <table:table-cell table:style-name="Table4.B6" office:value-type="string">
              <text:p text:style-name="P24"><text:span text:style-name="T37">Indoor </text:span>TT #2 “<text:span text:style-name="T39">Rolling 10k</text:span>”</text:p>
            </table:table-cell>
            <table:table-cell table:style-name="Table4.C6" table:number-columns-spanned="2" office:value-type="string">
              <text:p text:style-name="P23">Sun. <text:span text:style-name="T35">1</text:span>/<text:span text:style-name="T40">29</text:span></text:p>
            </table:table-cell>
            <table:covered-table-cell/>
            <table:table-cell table:style-name="Table4.E6" table:number-columns-spanned="2" office:value-type="string">
              <text:p text:style-name="P23"><text:span text:style-name="T28">Winfield</text:span>, IL</text:p>
            </table:table-cell>
            <table:covered-table-cell/>
          </table:table-row>
          <table:table-row>
            <table:table-cell table:style-name="Table4.A16" office:value-type="string">
              <text:p text:style-name="P12"><draw:control text:anchor-type="as-char" draw:z-index="17" draw:style-name="gr3" draw:text-style-name="P38" svg:width="0.1205in" svg:height="0.1205in" draw:control="control18"/></text:p>
            </table:table-cell>
            <table:table-cell table:style-name="Table4.B7" office:value-type="string">
              <text:p text:style-name="P24"><text:span text:style-name="T37">Indoor </text:span>TT #3 “<text:span text:style-name="T39">Flat 10k</text:span>”</text:p>
            </table:table-cell>
            <table:table-cell table:style-name="Table4.C7" table:number-columns-spanned="2" office:value-type="string">
              <text:p text:style-name="P23"><text:span text:style-name="T33">Sun</text:span>. <text:span text:style-name="T32">2</text:span>/<text:span text:style-name="T40">19</text:span></text:p>
            </table:table-cell>
            <table:covered-table-cell/>
            <table:table-cell table:style-name="Table4.E7" table:number-columns-spanned="2" office:value-type="string">
              <text:p text:style-name="P23"><text:span text:style-name="T28">Winfield</text:span>, IL</text:p>
            </table:table-cell>
            <table:covered-table-cell/>
          </table:table-row>
          <table:table-row>
            <table:table-cell table:style-name="Table4.A16" office:value-type="string">
              <text:p text:style-name="P13"><draw:control text:anchor-type="as-char" draw:z-index="83" draw:style-name="gr3" draw:text-style-name="P38" svg:width="0.1205in" svg:height="0.1205in" draw:control="control84"/></text:p>
            </table:table-cell>
            <table:table-cell table:style-name="Table4.B9" office:value-type="string">
              <text:p text:style-name="P25"><text:span text:style-name="T37">Indoor </text:span>TT #4 “<text:span text:style-name="T39">Rolling 10k</text:span>”</text:p>
            </table:table-cell>
            <table:table-cell table:style-name="Table4.C9" table:number-columns-spanned="2" office:value-type="string">
              <text:p text:style-name="P26">S<text:span text:style-name="T33">at</text:span>. 3/1<text:span text:style-name="T36">2</text:span></text:p>
            </table:table-cell>
            <table:covered-table-cell/>
            <table:table-cell table:style-name="Table4.E9" table:number-columns-spanned="2" office:value-type="string">
              <text:p text:style-name="P26">Winfield, IL</text:p>
            </table:table-cell>
            <table:covered-table-cell/>
          </table:table-row>
          <table:table-row>
            <table:table-cell table:style-name="Table4.A16" office:value-type="string">
              <text:p text:style-name="P12"><draw:control text:anchor-type="as-char" draw:z-index="18" draw:style-name="gr3" draw:text-style-name="P38" svg:width="0.1205in" svg:height="0.1205in" draw:control="control19"/></text:p>
            </table:table-cell>
            <table:table-cell table:style-name="Table4.B9" office:value-type="string">
              <text:p text:style-name="P24"><text:span text:style-name="T37">Outdoor </text:span>TT #<text:span text:style-name="T37">5</text:span> “John Fraser”</text:p>
            </table:table-cell>
            <table:table-cell table:style-name="Table4.C9" table:number-columns-spanned="2" office:value-type="string">
              <text:p text:style-name="P23">Sun. 4/<text:span text:style-name="T40">2</text:span></text:p>
            </table:table-cell>
            <table:covered-table-cell/>
            <table:table-cell table:style-name="Table4.E9" table:number-columns-spanned="2" office:value-type="string">
              <text:p text:style-name="P23">Maple Park, IL</text:p>
            </table:table-cell>
            <table:covered-table-cell/>
          </table:table-row>
          <table:table-row>
            <table:table-cell table:style-name="Table4.C2" table:number-columns-spanned="6" office:value-type="string">
              <text:p text:style-name="P20"><text:span text:style-name="T24">D</text:span>ESIRED <text:span text:style-name="T24">S</text:span>TART <text:span text:style-name="T24">T</text:span>IME</text:p>
              <text:p text:style-name="P20">*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20">1<text:span text:style-name="T4">st</text:span> Choice</text:p>
            </table:table-cell>
            <table:covered-table-cell/>
            <table:table-cell table:style-name="Table4.C11" table:number-columns-spanned="4" office:value-type="string">
              <text:p text:style-name="P20">2<text:span text:style-name="T4">nd</text:span> Choice</text:p>
            </table:table-cell>
            <table:covered-table-cell/>
            <table:covered-table-cell/>
            <table:covered-table-cell/>
          </table:table-row>
          <table:table-row>
            <table:table-cell table:style-name="Table4.A16" office:value-type="string">
              <text:p text:style-name="P12"><draw:control text:anchor-type="as-char" draw:z-index="19" draw:style-name="gr3" draw:text-style-name="P38" svg:width="0.1205in" svg:height="0.1205in" draw:control="control20"/></text:p>
            </table:table-cell>
            <table:table-cell table:style-name="Table4.B12" office:value-type="string">
              <text:p text:style-name="P23">9:30 or earlier</text:p>
            </table:table-cell>
            <table:table-cell table:style-name="Table4.C12" office:value-type="string">
              <text:p text:style-name="P12"><draw:control text:anchor-type="as-char" draw:z-index="24" draw:style-name="gr3" draw:text-style-name="P38" svg:width="0.1205in" svg:height="0.1205in" draw:control="control25"/></text:p>
            </table:table-cell>
            <table:table-cell table:style-name="Table4.D12" table:number-columns-spanned="3" office:value-type="string">
              <text:p text:style-name="P23">9:30 or earlier</text:p>
            </table:table-cell>
            <table:covered-table-cell/>
            <table:covered-table-cell/>
          </table:table-row>
          <table:table-row>
            <table:table-cell table:style-name="Table4.A16" office:value-type="string">
              <text:p text:style-name="P12"><draw:control text:anchor-type="as-char" draw:z-index="20" draw:style-name="gr3" draw:text-style-name="P38" svg:width="0.1205in" svg:height="0.1205in" draw:control="control21"/></text:p>
            </table:table-cell>
            <table:table-cell table:style-name="Table4.B13" office:value-type="string">
              <text:p text:style-name="P23">9:30 to 11:00</text:p>
            </table:table-cell>
            <table:table-cell table:style-name="Table4.C13" office:value-type="string">
              <text:p text:style-name="P12"><draw:control text:anchor-type="as-char" draw:z-index="25" draw:style-name="gr3" draw:text-style-name="P38" svg:width="0.1205in" svg:height="0.1205in" draw:control="control26"/></text:p>
            </table:table-cell>
            <table:table-cell table:style-name="Table4.D13" table:number-columns-spanned="3" office:value-type="string">
              <text:p text:style-name="P23">9:30 to 11:00</text:p>
            </table:table-cell>
            <table:covered-table-cell/>
            <table:covered-table-cell/>
          </table:table-row>
          <table:table-row>
            <table:table-cell table:style-name="Table4.A16" office:value-type="string">
              <text:p text:style-name="P12"><draw:control text:anchor-type="as-char" draw:z-index="21" draw:style-name="gr3" draw:text-style-name="P38" svg:width="0.1205in" svg:height="0.1205in" draw:control="control22"/></text:p>
            </table:table-cell>
            <table:table-cell table:style-name="Table4.B14" office:value-type="string">
              <text:p text:style-name="P23">11:00 to 1:00</text:p>
            </table:table-cell>
            <table:table-cell table:style-name="Table4.C14" office:value-type="string">
              <text:p text:style-name="P12"><draw:control text:anchor-type="as-char" draw:z-index="26" draw:style-name="gr3" draw:text-style-name="P38" svg:width="0.1205in" svg:height="0.1205in" draw:control="control27"/></text:p>
            </table:table-cell>
            <table:table-cell table:style-name="Table4.D14" table:number-columns-spanned="3" office:value-type="string">
              <text:p text:style-name="P23">11:00 to 1:00</text:p>
            </table:table-cell>
            <table:covered-table-cell/>
            <table:covered-table-cell/>
          </table:table-row>
          <table:table-row>
            <table:table-cell table:style-name="Table4.A16" office:value-type="string">
              <text:p text:style-name="P12"><draw:control text:anchor-type="as-char" draw:z-index="22" draw:style-name="gr3" draw:text-style-name="P38" svg:width="0.1205in" svg:height="0.1205in" draw:control="control23"/></text:p>
            </table:table-cell>
            <table:table-cell table:style-name="Table4.B15" office:value-type="string">
              <text:p text:style-name="P23">1:00 to 2:30</text:p>
            </table:table-cell>
            <table:table-cell table:style-name="Table4.C15" office:value-type="string">
              <text:p text:style-name="P12"><draw:control text:anchor-type="as-char" draw:z-index="27" draw:style-name="gr3" draw:text-style-name="P38" svg:width="0.1205in" svg:height="0.1205in" draw:control="control28"/></text:p>
            </table:table-cell>
            <table:table-cell table:style-name="Table4.D15" table:number-columns-spanned="3" office:value-type="string">
              <text:p text:style-name="P23">1:00 to 2:30</text:p>
            </table:table-cell>
            <table:covered-table-cell/>
            <table:covered-table-cell/>
          </table:table-row>
          <table:table-row>
            <table:table-cell table:style-name="Table4.A16" office:value-type="string">
              <text:p text:style-name="P12"><draw:control text:anchor-type="as-char" draw:z-index="23" draw:style-name="gr3" draw:text-style-name="P38" svg:width="0.1205in" svg:height="0.1205in" draw:control="control24"/></text:p>
            </table:table-cell>
            <table:table-cell table:style-name="Table4.B16" office:value-type="string">
              <text:p text:style-name="P23">After 2:30 <text:span text:style-name="T26">(if available)</text:span></text:p>
            </table:table-cell>
            <table:table-cell table:style-name="Table4.C16" office:value-type="string">
              <text:p text:style-name="P12"><draw:control text:anchor-type="as-char" draw:z-index="28" draw:style-name="gr3" draw:text-style-name="P38" svg:width="0.1205in" svg:height="0.1205in" draw:control="control29"/></text:p>
            </table:table-cell>
            <table:table-cell table:style-name="Table4.D16" table:number-columns-spanned="3" office:value-type="string">
              <text:p text:style-name="P23">After 2:30 <text:span text:style-name="T26">(if available)</text:span></text:p>
            </table:table-cell>
            <table:covered-table-cell/>
            <table:covered-table-cell/>
          </table:table-row>
          <table:table-row>
            <table:table-cell table:style-name="Table4.C2" table:number-columns-spanned="6" office:value-type="string">
              <text:p text:style-name="P20"><text:span text:style-name="T24">2</text:span><text:span text:style-name="T6">nd</text:span> <text:span text:style-name="T24">C</text:span>ATEGORY <text:span text:style-name="T24">R</text:span>ACERS <text:span text:style-name="T24">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3">Desired Amount of minutes between 2 start times</text:p>
            </table:table-cell>
            <table:covered-table-cell/>
            <table:table-cell table:style-name="Table4.C18" table:number-columns-spanned="3" office:value-type="string">
              <text:p text:style-name="P23"><draw:control text:anchor-type="as-char" draw:z-index="14" draw:style-name="gr2" draw:text-style-name="P37" svg:width="1.3335in" svg:height="0.1598in" draw:control="control15"/></text:p>
            </table:table-cell>
            <table:covered-table-cell/>
            <table:covered-table-cell/>
            <table:table-cell table:style-name="Table4.F18" office:value-type="string">
              <text:p text:style-name="P23">Min.</text:p>
            </table:table-cell>
          </table:table-row>
          <table:table-row>
            <table:table-cell table:style-name="Table4.C2" table:number-columns-spanned="6" office:value-type="string">
              <text:p text:style-name="P20">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3"><draw:control text:anchor-type="as-char" draw:z-index="13" draw:style-name="gr2" draw:text-style-name="P37"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9">F<text:span text:style-name="T25">EES</text:span></text:p>
          </table:table-cell>
          <table:covered-table-cell/>
          <table:covered-table-cell/>
          <table:covered-table-cell/>
        </table:table-row>
        <table:table-row>
          <table:table-cell table:style-name="Table3.A2" office:value-type="string">
            <text:p text:style-name="P22">NUMBER OF RACES</text:p>
          </table:table-cell>
          <table:table-cell table:style-name="Table3.B2" office:value-type="string">
            <text:p text:style-name="P22"><draw:control text:anchor-type="as-char" draw:z-index="29" draw:style-name="gr2" draw:text-style-name="P37" svg:width="1.0213in" svg:height="0.1406in" draw:control="control30"/></text:p>
          </table:table-cell>
          <table:table-cell table:style-name="Table3.B2" office:value-type="string">
            <text:p text:style-name="P22">x $25 per race <text:span text:style-name="T1">(18 and younger $1</text:span><text:span text:style-name="T2">5</text:span><text:span text:style-name="T1">)</text:span></text:p>
          </table:table-cell>
          <table:table-cell table:style-name="Table3.D2" table:number-rows-spanned="2" office:value-type="string">
            <text:p text:style-name="P16"><text:s/>=<draw:control text:anchor-type="as-char" draw:z-index="31" draw:style-name="gr2" draw:text-style-name="P37" svg:width="2.1406in" svg:height="0.1598in" draw:control="control32"/></text:p>
          </table:table-cell>
        </table:table-row>
        <table:table-row>
          <table:table-cell table:style-name="Table3.A3" table:number-columns-spanned="3" office:value-type="string">
            <text:p text:style-name="P27">add $<text:span text:style-name="T30">5</text:span> late fee if postmarked within one week of an event ** See Discount Below **</text:p>
          </table:table-cell>
          <table:covered-table-cell/>
          <table:covered-table-cell/>
          <table:covered-table-cell/>
        </table:table-row>
        <table:table-row>
          <table:table-cell table:style-name="Table3.A4" office:value-type="string">
            <text:p text:style-name="P21">2<text:span text:style-name="T4">nd</text:span> RACES OF DAY</text:p>
          </table:table-cell>
          <table:table-cell table:style-name="Table3.B4" office:value-type="string">
            <text:p text:style-name="P21"><draw:control text:anchor-type="as-char" draw:z-index="30" draw:style-name="gr2" draw:text-style-name="P37" svg:width="1.0205in" svg:height="0.1567in" draw:control="control31"/></text:p>
          </table:table-cell>
          <table:table-cell table:style-name="Table3.B4" office:value-type="string">
            <text:p text:style-name="P21">x $1<text:span text:style-name="T29">5</text:span> per race</text:p>
            <text:p text:style-name="P21">**See Discount Below**</text:p>
          </table:table-cell>
          <table:table-cell table:style-name="Table3.D2" office:value-type="string">
            <text:p text:style-name="P16"><text:s/>=<draw:control text:anchor-type="as-char" draw:z-index="32" draw:style-name="gr2" draw:text-style-name="P37" svg:width="2.1406in" svg:height="0.1406in" draw:control="control33"/></text:p>
          </table:table-cell>
        </table:table-row>
        <table:table-row>
          <table:table-cell table:style-name="Table3.A5" table:number-columns-spanned="3" office:value-type="string">
            <text:p text:style-name="P17">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6"><text:s/>=<draw:control text:anchor-type="as-char" svg:y="-0.1291in" draw:z-index="33" draw:style-name="gr4" draw:text-style-name="P37" svg:width="2.1358in" svg:height="0.1406in" draw:control="control34"/></text:p>
          </table:table-cell>
        </table:table-row>
      </table:table>
      <text:p text:style-name="P7">To register for the 2017 ABD TT Series send completed form along with check or money order payable to:</text:p>
      <text:p text:style-name="P11">ABD Cycle Club, <text:span text:style-name="T28">27W181 Geneva Road</text:span>, <text:span text:style-name="T28">Winfield</text:span>, IL 601<text:span text:style-name="T28">90</text:span></text:p>
      <text:p text:style-name="P6">ENTRIES MUST BE RECEIVED AT LEAST 7 DAYS BEFORE THE EVENT – ANY ENTRIES POSTMARKED WITHIN 7 DAYS OF THE EVENT NEED TO INCLUDE THE $<text:span text:style-name="T31">5</text:span> LATE FEE OR IT WILL NOT BE PROCESSED!!!</text:p>
      <text:p text:style-name="P15">2017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8">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8">(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8">to receive and be financially responsible for medical treatment, which may be deemed advisable in the event of my injury, accident and or illness.</text:span></text:p>
      <text:p text:style-name="P4"/>
      <text:p text:style-name="P4">I understand that at this event or related activities, <text:span text:style-name="T38">my image may be captured and allow photo, video or film images to be used for any legitimate purpose by the event holders, producers, sponsors, organizers and or assigns.</text:span></text:p>
      <text:p text:style-name="P4"/>
      <text:p text:style-name="P4">This <text:span text:style-name="T38">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7" svg:width="0.9898in" svg:height="0.1567in" svg:x="6.4528in" svg:y="0.048in" draw:control="control35"/></text:p>
      <text:p text:style-name="P4">Signature of entrant: <text:span text:style-name="T11"><text:s text:c="129"/></text:span><text:span text:style-name="T16"><text:s text:c="4"/>ABR member number: </text:span><text:span text:style-name="T11"><text:s text:c="36"/></text:span></text:p>
      <text:p text:style-name="P3"><text:s text:c="2"/></text:p>
      <text:p text:style-name="P3">Name of event: <text:s/>ABD 2017 Indoor Time Trial Series</text:p>
      <text:p text:style-name="P3"/>
      <text:p text:style-name="P4"><text:span text:style-name="T16">Date of events:<text:tab/> <text:s text:c="3"/>1/</text:span><text:span text:style-name="T22">8</text:span><text:span text:style-name="T19"> </text:span><text:span text:style-name="T11">Indoor TT #1</text:span><text:span text:style-name="T16"> <text:s text:c="5"/></text:span><text:span text:style-name="T21">1</text:span><text:span text:style-name="T11">/</text:span><text:span text:style-name="T15">29</text:span><text:span text:style-name="T11"> Indoor TT #2</text:span><text:span text:style-name="T16"> <text:s text:c="5"/></text:span><text:span text:style-name="T12">2/</text:span><text:span text:style-name="T15">19</text:span><text:span text:style-name="T11"> Indoor TT #3</text:span><text:span text:style-name="T16"> <text:s text:c="4"/></text:span><text:span text:style-name="T12">3/1</text:span><text:span text:style-name="T14">2</text:span><text:span text:style-name="T12"> Indoor TT #4</text:span><text:span text:style-name="T16"> <text:s text:c="2"/></text:span><text:span text:style-name="T12">4/</text:span><text:span text:style-name="T15">2</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7" svg:width="6.4587in" svg:height="0.1598in" svg:x="0.9217in" svg:y="0.1in" draw:control="control36"/></text:p>
      <text:p text:style-name="P4">Name, printed: <text:span text:style-name="T11"><text:s text:c="225"/></text:span></text:p>
      <text:p text:style-name="P3"><draw:control text:anchor-type="paragraph" draw:z-index="36" draw:style-name="gr5" draw:text-style-name="P37" svg:width="3.3961in" svg:height="0.1406in" svg:x="0.828in" svg:y="0.1in" draw:control="control37"/><draw:control text:anchor-type="paragraph" draw:z-index="37" draw:style-name="gr5" draw:text-style-name="P37" svg:width="2.1043in" svg:height="0.1598in" svg:x="5.328in" svg:y="0.1in" draw:control="control38"/></text:p>
      <text:p text:style-name="P4"><text:span text:style-name="T16">Your address: </text:span><text:span text:style-name="T11"><text:s text:c="116"/></text:span><text:span text:style-name="T16"><text:s text:c="4"/>City, State &amp; Zip: </text:span><text:span text:style-name="T11"><text:s text:c="74"/></text:span></text:p>
      <text:p text:style-name="P3"><draw:control text:anchor-type="paragraph" draw:z-index="38" draw:style-name="gr5" draw:text-style-name="P37" svg:width="2.5732in" svg:height="0.1598in" svg:x="1.2236in" svg:y="0.1in" draw:control="control39"/><draw:control text:anchor-type="paragraph" draw:z-index="39" draw:style-name="gr5" draw:text-style-name="P37" svg:width="2.6358in" svg:height="0.1406in" svg:x="4.8071in" svg:y="0.1in" draw:control="control40"/></text:p>
      <text:p text:style-name="P4"><text:span text:style-name="T16">Your phone number: </text:span><text:span text:style-name="T11"><text:s text:c="89"/></text:span><text:span text:style-name="T16"><text:s text:c="4"/>Email address: </text:span><text:span text:style-name="T11"><text:s text:c="92"/></text:span></text:p>
      <text:p text:style-name="P3"><draw:control text:anchor-type="paragraph" draw:z-index="40" draw:style-name="gr5" draw:text-style-name="P37" svg:width="3.0106in" svg:height="0.1504in" svg:x="1.5571in" svg:y="0.1in" draw:control="control41"/><draw:control text:anchor-type="paragraph" draw:z-index="41" draw:style-name="gr5" draw:text-style-name="P37" svg:width="2.2504in" svg:height="0.1598in" svg:x="5.1925in" svg:y="0.1in" draw:control="control42"/></text:p>
      <text:p text:style-name="P4"><text:span text:style-name="T16">Call in case of emergency: </text:span><text:span text:style-name="T11"><text:s text:c="104"/></text:span><text:span text:style-name="T16"><text:s text:c="4"/>Phone: </text:span><text:span text:style-name="T11"><text:s text:c="81"/></text:span></text:p>
      <text:p text:style-name="P3"><draw:control text:anchor-type="paragraph" draw:z-index="42" draw:style-name="gr5" draw:text-style-name="P37" svg:width="1.2921in" svg:height="0.1406in" svg:x="1.4839in" svg:y="0.1in" draw:control="control43"/><draw:control text:anchor-type="paragraph" draw:z-index="43" draw:style-name="gr5" draw:text-style-name="P37" svg:width="1.2087in" svg:height="0.1303in" svg:x="4.3799in" svg:y="0.1in" draw:control="control44"/><draw:control text:anchor-type="paragraph" draw:z-index="44" draw:style-name="gr5" draw:text-style-name="P37"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7" svg:width="3.8232in" svg:height="0.1598in" svg:x="0.7339in" svg:y="0.1in" draw:control="control46"/></text:p>
      <text:p text:style-name="P3">Racing club: <text:span text:style-name="T11"><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7"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6-12-28T12:14:04.044712744</dc:date>
    <meta:editing-duration>PT3H58M5S</meta:editing-duration>
    <meta:editing-cycles>62</meta:editing-cycles>
    <meta:generator>LibreOffice/5.1.4.2$Linux_X86_64 LibreOffice_project/10m0$Build-2</meta:generator>
    <meta:document-statistic meta:table-count="4" meta:image-count="0" meta:object-count="0" meta:page-count="2" meta:paragraph-count="177" meta:word-count="1075" meta:character-count="7752" meta:non-whitespace-character-count="5275"/>
  </office:meta>
</office:document-meta>
</file>